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26cm" fo:min-width="5.877cm"/>
    </style:style>
    <style:style style:name="gr2" style:family="graphic" style:parent-style-name="standard">
      <style:graphic-properties draw:textarea-horizontal-align="justify" draw:textarea-vertical-align="middle" draw:auto-grow-height="false" fo:min-height="1.19cm" fo:min-width="5.418cm"/>
    </style:style>
    <style:style style:name="gr3" style:family="graphic" style:parent-style-name="standard">
      <style:graphic-properties draw:textarea-horizontal-align="justify" draw:textarea-vertical-align="middle" draw:auto-grow-height="false" fo:min-height="1.656cm" fo:min-width="2.739cm"/>
    </style:style>
    <style:style style:name="gr4" style:family="graphic" style:parent-style-name="standard">
      <style:graphic-properties draw:textarea-horizontal-align="justify" draw:textarea-vertical-align="middle" draw:auto-grow-height="false" fo:min-height="1.67cm" fo:min-width="2.7cm"/>
    </style:style>
    <style:style style:name="gr5" style:family="graphic" style:parent-style-name="standard">
      <style:graphic-properties draw:textarea-horizontal-align="justify" draw:textarea-vertical-align="middle" draw:auto-grow-height="false" fo:min-height="1.973cm" fo:min-width="2.739cm"/>
    </style:style>
    <style:style style:name="gr6" style:family="graphic" style:parent-style-name="standard">
      <style:graphic-properties draw:textarea-horizontal-align="justify" draw:textarea-vertical-align="middle" draw:auto-grow-height="false" fo:min-height="1.719cm" fo:min-width="2.676cm"/>
    </style:style>
    <style:style style:name="gr7" style:family="graphic" style:parent-style-name="standard">
      <style:graphic-properties draw:textarea-horizontal-align="justify" draw:textarea-vertical-align="middle" draw:auto-grow-height="false" fo:min-height="1.11cm" fo:min-width="3.259cm"/>
    </style:style>
    <style:style style:name="gr8" style:family="graphic" style:parent-style-name="standard">
      <style:graphic-properties draw:textarea-horizontal-align="justify" draw:textarea-vertical-align="middle" draw:auto-grow-height="false" fo:min-height="1.11cm" fo:min-width="4.458cm"/>
    </style:style>
    <style:style style:name="gr9" style:family="graphic" style:parent-style-name="standard">
      <style:graphic-properties draw:textarea-horizontal-align="justify" draw:textarea-vertical-align="middle" draw:auto-grow-height="false" fo:min-height="2.893cm" fo:min-width="2.64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017cm" svg:height="2.794cm" svg:x="6.842cm" svg:y="1.889cm">
          <text:p text:style-name="P1">Start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398cm" svg:height="2.286cm" svg:x="6.588cm" svg:y="6.842cm">
          <text:p text:style-name="P1">Podaj liczbę jako a</text:p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477cm" svg:height="3.81cm" svg:x="7.477cm" svg:y="10.779cm">
          <text:p text:style-name="P1">A=0?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5.08cm" svg:height="3.048cm" svg:x="15.097cm" svg:y="11.922cm">
          <text:p text:style-name="P1">Print a jest zerem</text:p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6.477cm" svg:height="4.445cm" svg:x="3.032cm" svg:y="14.208cm">
          <text:p text:style-name="P1">a&gt;0?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6.35cm" svg:height="3.937cm" svg:x="3.159cm" svg:y="19.288cm">
          <text:p text:style-name="P1">A&lt;0?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5.969cm" svg:height="2.159cm" svg:x="13.319cm" svg:y="16.621cm">
          <text:p text:style-name="P1">A jest dodatnia</text:p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7.874cm" svg:height="2.159cm" svg:x="11.668cm" svg:y="20.177cm">
          <text:p text:style-name="P1">A jest ujemna</text:p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4.445cm" svg:height="4.445cm" svg:x="7.731cm" svg:y="22.495cm">
          <text:p text:style-name="P1">BŁĄD</text:p>
          <text:p text:style-name="P1"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2.3.2$Windows_X86_64 LibreOffice_project/aecc05fe267cc68dde00352a451aa867b3b546ac</meta:generator>
    <dc:date>2019-09-16T14:45:51.072000000</dc:date>
    <meta:editing-duration>PT7M10S</meta:editing-duration>
    <meta:editing-cycles>1</meta:editing-cycles>
    <meta:document-statistic meta:object-count="9"/>
  </office:meta>
</office:document-meta>
</file>